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217a00" officeooo:paragraph-rsid="00217a0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d59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17a00" officeooo:paragraph-rsid="00217a0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195f4" officeooo:paragraph-rsid="002195f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59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Linux Commands</text:span></text:p>
      <text:p text:style-name="P3"/>
      <text:p text:style-name="P2"><text:span text:style-name="T2">m</text:span><text:span text:style-name="T1">kdir – make or create directory</text:span></text:p>
      <text:p text:style-name="P4">ls – list the directory content</text:p>
      <text:p text:style-name="P4">tree – it will list the contents of directories in tree like format</text:p>
      <text:p text:style-name="P4">cd – change directory</text:p>
      <text:p text:style-name="P4">pwd – print working directory</text:p>
      <text:p text:style-name="P4">rmdir – remove or delete directory</text:p>
      <text:p text:style-name="P4">rm – remove file or director</text:p>
      <text:p text:style-name="P5">pwd – current floder</text:p>
      <text:p text:style-name="P5">rm -rf <text:s/>folder – delete the folder and contents</text:p>
      <text:p text:style-name="P5">cp source dest – copy file/floder</text:p>
      <text:p text:style-name="P5">mv source dest -move or rename </text:p>
      <text:p text:style-name="P5"/>
      <text:p text:style-name="P5">Viewing &amp; Editing Files</text:p>
      <text:p text:style-name="P5">**********************</text:p>
      <text:p text:style-name="P5">cat filename <text:s/>- view the file <text:s/>content</text:p>
      <text:p text:style-name="P5">less filename – scroll through long file</text:p>
      <text:p text:style-name="P5">tail filename – see last 10 lines</text:p>
      <text:p text:style-name="P5">tail -f file - <text:s/>watching log live</text:p>
      <text:p text:style-name="P5">nano file / vi filename – edit file</text:p>
      <text:p text:style-name="P5"/>
      <text:p text:style-name="P5"/>
      <text:p text:style-name="P5">File permission</text:p>
      <text:p text:style-name="P5">-----------------------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0T23:21:06.717265076</meta:creation-date>
    <dc:date>2025-11-07T23:52:16.711761348</dc:date>
    <meta:editing-duration>PT29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04" meta:character-count="650" meta:non-whitespace-character-count="548"/>
  </office:meta>
</office:document-meta>
</file>